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textarea-horizontal-align="justify" draw:textarea-vertical-align="middle" draw:auto-grow-height="false" fo:min-height="1.115cm" fo:min-width="1.91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93cm" fo:min-width="0.963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31cm" fo:min-width="0.95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5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13cm"/>
      <style:paragraph-properties style:writing-mode="lr-tb"/>
    </style:style>
    <style:style style:name="gr6" style:family="graphic" style:parent-style-name="standard">
      <style:graphic-properties svg:stroke-color="#000000" draw:fill-color="#b2b2b2" draw:textarea-horizontal-align="justify" draw:textarea-vertical-align="middle" draw:auto-grow-height="false" fo:min-height="1.114cm" fo:min-width="1.91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392cm" fo:min-width="0.963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115cm" fo:min-width="1.914cm" fo:padding-top="0.152cm" fo:padding-bottom="0.152cm" fo:padding-left="0.277cm" fo:padding-right="0.277cm"/>
    </style:style>
    <style:style style:name="gr9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115cm" fo:min-width="1.915cm" fo:padding-top="0.152cm" fo:padding-bottom="0.152cm" fo:padding-left="0.277cm" fo:padding-right="0.277cm"/>
    </style:style>
    <style:style style:name="gr10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114cm" fo:min-width="1.915cm" fo:padding-top="0.152cm" fo:padding-bottom="0.152cm" fo:padding-left="0.277cm" fo:padding-right="0.277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93cm" fo:min-width="0.963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29cm" fo:min-width="1.163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531cm"/>
      <style:paragraph-properties style:writing-mode="lr-tb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1.114cm" fo:min-width="1.915cm"/>
    </style:style>
    <style:style style:name="gr15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114cm" fo:min-width="1.914cm" fo:padding-top="0.152cm" fo:padding-bottom="0.152cm" fo:padding-left="0.277cm" fo:padding-right="0.277cm"/>
    </style:style>
    <style:style style:name="gr16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414cm" fo:min-width="0.85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5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555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266cm" fo:min-width="1.735cm" fo:padding-top="0.152cm" fo:padding-bottom="0.152cm" fo:padding-left="0.277cm" fo:padding-right="0.277cm"/>
    </style:style>
    <style:style style:name="gr21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342cm" fo:min-width="1.734cm" fo:padding-top="0.152cm" fo:padding-bottom="0.152cm" fo:padding-left="0.277cm" fo:padding-right="0.277cm"/>
    </style:style>
    <style:style style:name="gr22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348cm" fo:min-width="1.734cm" fo:padding-top="0.152cm" fo:padding-bottom="0.152cm" fo:padding-left="0.277cm" fo:padding-right="0.277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13cm" fo:min-width="0.854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8cm" draw:marker-end-width="0.28cm" draw:fill-color="#b2b2b2" draw:textarea-horizontal-align="justify" draw:textarea-vertical-align="middle" draw:auto-grow-height="false" fo:min-height="1.334cm" fo:min-width="1.734cm" fo:padding-top="0.152cm" fo:padding-bottom="0.152cm" fo:padding-left="0.277cm" fo:padding-right="0.277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3.464cm" fo:min-width="3.39cm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66cm"/>
      <style:paragraph-properties style:writing-mode="lr-tb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cm" fo:min-width="1.858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31cm" fo:min-width="1.846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31" style:family="graphic" style:parent-style-name="objectwithoutfill">
      <style:graphic-properties draw:stroke="dash" draw:stroke-dash="Long_20_Dash_20__28_Rounded_29_"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79cm" fo:min-width="1.017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79cm" fo:min-width="1.129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179cm" fo:min-width="1.055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>
      <style:graphic-properties draw:stroke="dash" draw:stroke-dash="Double_20_Dash" svg:stroke-width="0.053cm" svg:stroke-color="#000000" draw:marker-start-width="0.279cm" draw:marker-end-width="0.279cm" svg:stroke-linecap="butt" draw:fill-color="#ffffff" draw:textarea-horizontal-align="justify" draw:textarea-vertical-align="middle" draw:auto-grow-height="false" fo:min-height="0.446cm" fo:min-width="1.129cm" fo:padding-top="0.151cm" fo:padding-bottom="0.151cm" fo:padding-left="0.276cm" fo:padding-right="0.276cm"/>
      <style:paragraph-properties style:writing-mode="lr-tb"/>
    </style:style>
    <style:style style:name="gr36" style:family="graphic" style:parent-style-name="objectwithoutfill">
      <style:graphic-properties draw:stroke="dash" draw:stroke-dash="Dash" svg:stroke-width="0.081cm" svg:stroke-color="#666666" draw:marker-start-width="0.321cm" draw:marker-end="Arrowheads_20_1" draw:marker-end-width="0.421cm" svg:stroke-linecap="butt" draw:fill="none" draw:textarea-vertical-align="middle" fo:padding-top="0.165cm" fo:padding-bottom="0.165cm" fo:padding-left="0.29cm" fo:padding-right="0.29cm"/>
    </style:style>
    <style:style style:name="gr37" style:family="graphic" style:parent-style-name="objectwithoutfill">
      <style:graphic-properties draw:stroke="dash" draw:stroke-dash="Dash" svg:stroke-width="0.081cm" svg:stroke-color="#666666" draw:marker-start-width="0.321cm" draw:marker-end="Arrowheads_20_2" draw:marker-end-width="0.421cm" svg:stroke-linecap="butt" draw:fill="none" draw:textarea-vertical-align="middle" fo:padding-top="0.165cm" fo:padding-bottom="0.165cm" fo:padding-left="0.29cm" fo:padding-right="0.29cm"/>
    </style:style>
    <style:style style:name="gr38" style:family="graphic" style:parent-style-name="objectwithoutfill">
      <style:graphic-properties draw:stroke="dash" draw:stroke-dash="Dash" svg:stroke-width="0.081cm" svg:stroke-color="#666666" draw:marker-start-width="0.321cm" draw:marker-end="Arrowheads_20_3" draw:marker-end-width="0.421cm" svg:stroke-linecap="butt" draw:fill="none" draw:textarea-vertical-align="middle" fo:padding-top="0.165cm" fo:padding-bottom="0.165cm" fo:padding-left="0.29cm" fo:padding-right="0.29cm"/>
    </style:style>
    <style:style style:name="gr39" style:family="graphic" style:parent-style-name="objectwithoutfill">
      <style:graphic-properties draw:stroke="dash" draw:stroke-dash="Dash" svg:stroke-width="0.081cm" svg:stroke-color="#666666" draw:marker-start-width="0.321cm" draw:marker-end="Arrowheads_20_4" draw:marker-end-width="0.421cm" svg:stroke-linecap="butt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style:paragraph-properties fo:text-align="center" style:writing-mode="lr-tb"/>
      <style:text-properties fo:font-size="9pt" style:font-size-asian="9pt" style:font-size-complex="9pt"/>
    </style:style>
    <style:style style:name="P3" style:family="paragraph">
      <loext:graphic-properties draw:fill-color="#ffffff"/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style:paragraph-properties fo:text-align="center" style:writing-mode="lr-tb"/>
      <style:text-properties fo:font-size="10pt" fo:font-weight="bold" style:font-size-asian="9pt" style:font-size-complex="9pt"/>
    </style:style>
    <style:style style:name="P9" style:family="paragraph">
      <loext:graphic-properties draw:fill-color="#ffffff"/>
      <style:paragraph-properties fo:text-align="center" style:writing-mode="lr-tb"/>
      <style:text-properties fo:font-size="10pt" fo:font-weight="bold" style:font-size-asian="9pt" style:font-size-complex="9pt"/>
    </style:style>
    <style:style style:name="P10" style:family="paragraph">
      <style:paragraph-properties fo:text-align="center" style:writing-mode="lr-tb"/>
      <style:text-properties fo:font-size="10pt" fo:font-weight="bold" style:font-size-asian="10pt" style:font-size-complex="10pt"/>
    </style:style>
    <style:style style:name="P11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9pt" style:font-size-complex="9pt"/>
    </style:style>
    <style:style style:name="T4" style:family="text">
      <style:text-properties fo:font-size="10pt" fo:font-weight="bold" style:font-size-asian="10pt" style:font-size-complex="10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14cm" svg:height="1.929cm" svg:x="7.55cm" svg:y="7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414cm" svg:height="1.929cm" svg:x="10.721cm" svg:y="5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63cm" svg:height="0.643cm" svg:x="8.526cm" svg:y="8.27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.951cm" svg:height="0.643cm" svg:x="11.452cm" svg:y="6.021cm">
          <text:p text:style-name="P4"><text:span text:style-name="T2">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7" draw:layer="layout" svg:width="1.463cm" svg:height="0.78cm" svg:x="8.526cm" svg:y="7.242cm">
          <draw:text-box>
            <text:p text:style-name="P6"><text:span text:style-name="T1">Node</text:span></text:p>
          </draw:text-box>
        </draw:frame>
        <draw:frame draw:style-name="gr5" draw:text-style-name="P7" draw:layer="layout" svg:width="1.463cm" svg:height="0.963cm" svg:x="11.746cm" svg:y="5.03cm">
          <draw:text-box>
            <text:p text:style-name="P6"><text:span text:style-name="T1">Server</text:span></text:p>
          </draw:text-box>
        </draw:frame>
        <draw:custom-shape draw:style-name="gr6" draw:text-style-name="P1" draw:layer="layout" svg:width="3.414cm" svg:height="1.928cm" svg:x="7.55cm" svg:y="2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463cm" svg:height="0.642cm" svg:x="8.526cm" svg:y="3.579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463cm" svg:height="0.78cm" svg:x="8.526cm" svg:y="2.55cm">
          <draw:text-box>
            <text:p text:style-name="P6"><text:span text:style-name="T1">Node</text:span></text:p>
          </draw:text-box>
        </draw:frame>
        <draw:custom-shape draw:style-name="gr8" draw:text-style-name="P1" xml:id="id1" draw:id="id1" draw:layer="layout" svg:width="3.414cm" svg:height="1.929cm" svg:x="13.161cm" svg:y="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463cm" svg:height="0.643cm" svg:x="14.137cm" svg:y="3.45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3.415cm" svg:height="1.929cm" svg:x="7.551cm" svg:y="7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2" draw:id="id2" draw:layer="layout" svg:width="3.415cm" svg:height="1.928cm" svg:x="10.722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463cm" svg:height="0.643cm" svg:x="8.527cm" svg:y="8.271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297cm" svg:height="0.977cm" svg:x="11.353cm" svg:y="5.723cm">
          <text:p text:style-name="P10"><text:span text:style-name="T4">Global 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4" draw:text-style-name="P12" draw:layer="layout" svg:width="1.463cm" svg:height="0.78cm" svg:x="8.527cm" svg:y="7.243cm">
          <draw:text-box>
            <text:p text:style-name="P6"><text:span text:style-name="T5">Node</text:span></text:p>
          </draw:text-box>
        </draw:frame>
        <draw:frame draw:style-name="gr5" draw:text-style-name="P12" draw:layer="layout" svg:width="2cm" svg:height="0.963cm" svg:x="11.5cm" svg:y="4.932cm">
          <draw:text-box>
            <text:p text:style-name="P6"><text:span text:style-name="T5">Server</text:span></text:p>
          </draw:text-box>
        </draw:frame>
        <draw:custom-shape draw:style-name="gr10" draw:text-style-name="P1" xml:id="id5" draw:id="id5" draw:layer="layout" svg:width="3.415cm" svg:height="1.928cm" svg:x="7.551cm" svg:y="2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463cm" svg:height="0.643cm" svg:x="8.527cm" svg:y="3.58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.463cm" svg:height="0.781cm" svg:x="8.527cm" svg:y="2.551cm">
          <draw:text-box>
            <text:p text:style-name="P6"><text:span text:style-name="T5">Node</text:span></text:p>
          </draw:text-box>
        </draw:frame>
        <draw:custom-shape draw:style-name="gr11" draw:text-style-name="P9" draw:layer="layout" svg:width="1.463cm" svg:height="0.643cm" svg:x="14.138cm" svg:y="3.451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415cm" svg:height="1.928cm" svg:x="14.135cm" svg:y="7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.463cm" svg:height="0.642cm" svg:x="15.111cm" svg:y="8.079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463cm" svg:height="0.78cm" svg:x="15.111cm" svg:y="7.05cm">
          <draw:text-box>
            <text:p text:style-name="P6"><text:span text:style-name="T1">Node</text:span></text:p>
          </draw:text-box>
        </draw:frame>
        <draw:custom-shape draw:style-name="gr15" draw:text-style-name="P1" xml:id="id3" draw:id="id3" draw:layer="layout" svg:width="3.414cm" svg:height="1.928cm" svg:x="14.137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463cm" svg:height="0.643cm" svg:x="15.112cm" svg:y="8.08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frame draw:style-name="gr13" draw:text-style-name="P12" draw:layer="layout" svg:width="1.463cm" svg:height="0.781cm" svg:x="15.112cm" svg:y="7.051cm">
          <draw:text-box>
            <text:p text:style-name="P6"><text:span text:style-name="T5">Node</text:span></text:p>
          </draw:text-box>
        </draw:frame>
        <draw:connector draw:style-name="gr16" draw:text-style-name="P13" draw:layer="layout" draw:type="line" svg:x1="14.868cm" svg:y1="4.479cm" svg:x2="13.637cm" svg:y2="5.405cm" draw:start-shape="id1" draw:start-glue-point="8" draw:end-shape="id2" draw:end-glue-point="11" svg:d="M14868 4479l-1231 926" svg:viewBox="0 0 1232 927">
          <text:p/>
        </draw:connector>
        <draw:connector draw:style-name="gr16" draw:text-style-name="P13" draw:layer="layout" draw:type="line" svg:x1="14.637cm" svg:y1="7.462cm" svg:x2="13.637cm" svg:y2="6.769cm" draw:start-shape="id3" draw:start-glue-point="5" draw:end-shape="id2" draw:end-glue-point="9" svg:d="M14637 7462l-1000-693" svg:viewBox="0 0 1001 694">
          <text:p/>
        </draw:connector>
        <draw:connector draw:style-name="gr16" draw:text-style-name="P13" draw:layer="layout" draw:type="line" svg:x1="10.466cm" svg:y1="7.653cm" svg:x2="11.222cm" svg:y2="6.769cm" draw:start-shape="id4" draw:start-glue-point="11" draw:end-shape="id2" draw:end-glue-point="7" svg:d="M10466 7653l756-884" svg:viewBox="0 0 757 885">
          <text:p/>
        </draw:connector>
        <draw:connector draw:style-name="gr16" draw:text-style-name="P13" draw:layer="layout" draw:type="line" svg:x1="10.466cm" svg:y1="4.326cm" svg:x2="11.222cm" svg:y2="5.405cm" draw:start-shape="id5" draw:start-glue-point="9" draw:end-shape="id2" draw:end-glue-point="5" svg:d="M10466 4326l756 1079" svg:viewBox="0 0 757 1080">
          <text:p/>
        </draw:connector>
        <draw:frame draw:style-name="gr4" draw:text-style-name="P12" draw:layer="layout" svg:width="1.464cm" svg:height="0.78cm" svg:x="14.135cm" svg:y="2.45cm">
          <draw:text-box>
            <text:p text:style-name="P6"><text:span text:style-name="T5">Node</text:span></text:p>
          </draw:text-box>
        </draw:frame>
        <draw:custom-shape draw:style-name="gr17" draw:text-style-name="P3" draw:layer="layout" svg:width="1.354cm" svg:height="0.664cm" svg:x="19.152cm" svg:y="8.26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354cm" svg:height="0.806cm" svg:x="19.152cm" svg:y="7.198cm">
          <draw:text-box>
            <text:p text:style-name="P6"><text:span text:style-name="T1">Node</text:span></text:p>
          </draw:text-box>
        </draw:frame>
        <draw:custom-shape draw:style-name="gr17" draw:text-style-name="P3" draw:layer="layout" svg:width="1.354cm" svg:height="0.664cm" svg:x="19.152cm" svg:y="3.417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354cm" svg:height="0.805cm" svg:x="19.152cm" svg:y="2.356cm">
          <draw:text-box>
            <text:p text:style-name="P6"><text:span text:style-name="T1">Node</text:span></text:p>
          </draw:text-box>
        </draw:frame>
        <draw:custom-shape draw:style-name="gr20" draw:text-style-name="P1" xml:id="id7" draw:id="id7" draw:layer="layout" svg:width="3.159cm" svg:height="2.144cm" svg:x="23.439cm" svg:y="2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2" draw:layer="layout" svg:width="1.353cm" svg:height="0.806cm" svg:x="24.342cm" svg:y="2.223cm">
          <draw:text-box>
            <text:p text:style-name="P6"><text:span text:style-name="T5">Node</text:span></text:p>
          </draw:text-box>
        </draw:frame>
        <draw:custom-shape draw:style-name="gr21" draw:text-style-name="P1" xml:id="id9" draw:id="id9" draw:layer="layout" svg:width="3.158cm" svg:height="2.25cm" svg:x="18.342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354cm" svg:height="0.805cm" svg:x="19.253cm" svg:y="7.1cm">
          <draw:text-box>
            <text:p text:style-name="P6"><text:span text:style-name="T5">Node</text:span></text:p>
          </draw:text-box>
        </draw:frame>
        <draw:custom-shape draw:style-name="gr22" draw:text-style-name="P1" xml:id="id6" draw:id="id6" draw:layer="layout" svg:width="3.158cm" svg:height="2.26cm" svg:x="18.25cm" svg:y="2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1.354cm" svg:height="0.663cm" svg:x="19.146cm" svg:y="3.787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1.354cm" svg:height="0.806cm" svg:x="19.153cm" svg:y="2.357cm">
          <draw:text-box>
            <text:p text:style-name="P6"><text:span text:style-name="T5">Node</text:span></text:p>
          </draw:text-box>
        </draw:frame>
        <draw:custom-shape draw:style-name="gr17" draw:text-style-name="P3" draw:layer="layout" svg:width="1.354cm" svg:height="0.664cm" svg:x="25.243cm" svg:y="8.062cm">
          <text:p text:style-name="P2"><text:span text:style-name="T1">Data</text:span></text:p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1.354cm" svg:height="0.805cm" svg:x="25.243cm" svg:y="7.001cm">
          <draw:text-box>
            <text:p text:style-name="P6"><text:span text:style-name="T1">Node</text:span></text:p>
          </draw:text-box>
        </draw:frame>
        <draw:custom-shape draw:style-name="gr24" draw:text-style-name="P1" xml:id="id8" draw:id="id8" draw:layer="layout" svg:width="3.158cm" svg:height="2.24cm" svg:x="24.342cm" svg:y="7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1.354cm" svg:height="0.805cm" svg:x="25.243cm" svg:y="6.901cm">
          <draw:text-box>
            <text:p text:style-name="P6"><text:span text:style-name="T5">Node</text:span></text:p>
          </draw:text-box>
        </draw:frame>
        <draw:connector draw:style-name="gr16" draw:text-style-name="P13" draw:layer="layout" draw:type="line" svg:x1="21.408cm" svg:y1="3.57cm" svg:x2="23.439cm" svg:y2="3.428cm" draw:start-shape="id6" draw:start-glue-point="10" draw:end-shape="id7" draw:end-glue-point="6" svg:d="M21408 3570l2031-142" svg:viewBox="0 0 2032 143">
          <text:p/>
        </draw:connector>
        <draw:connector draw:style-name="gr16" draw:text-style-name="P13" draw:layer="layout" draw:type="line" svg:x1="25.018cm" svg:y1="4.5cm" svg:x2="25.921cm" svg:y2="7.01cm" draw:start-shape="id7" draw:start-glue-point="8" draw:end-shape="id8" draw:end-glue-point="4" svg:d="M25018 4500l903 2510" svg:viewBox="0 0 904 2511">
          <text:p/>
        </draw:connector>
        <draw:connector draw:style-name="gr16" draw:text-style-name="P13" draw:layer="layout" draw:type="line" svg:x1="24.342cm" svg:y1="8.13cm" svg:x2="21.5cm" svg:y2="8.375cm" draw:start-shape="id8" draw:start-glue-point="6" draw:end-shape="id9" draw:end-glue-point="10" svg:d="M24342 8130l-2842 245" svg:viewBox="0 0 2843 246">
          <text:p/>
        </draw:connector>
        <draw:connector draw:style-name="gr16" draw:text-style-name="P13" draw:layer="layout" draw:type="line" svg:x1="20.946cm" svg:y1="4.369cm" svg:x2="24.804cm" svg:y2="7.338cm" draw:start-shape="id6" draw:start-glue-point="9" draw:end-shape="id8" draw:end-glue-point="5" svg:d="M20946 4369l3858 2969" svg:viewBox="0 0 3859 2970">
          <text:p/>
        </draw:connector>
        <draw:custom-shape draw:style-name="gr25" draw:text-style-name="P1" draw:layer="layout" svg:width="5.5cm" svg:height="5.25cm" svg:x="0.75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2" draw:layer="layout" svg:width="2.358cm" svg:height="0.91cm" svg:x="2.321cm" svg:y="2.865cm">
          <draw:text-box>
            <text:p text:style-name="P6"><text:span text:style-name="T5">Node</text:span></text:p>
          </draw:text-box>
        </draw:frame>
        <draw:custom-shape draw:style-name="gr27" draw:text-style-name="P9" draw:layer="layout" svg:width="2.358cm" svg:height="0.75cm" svg:x="2.321cm" svg:y="5.575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358cm" svg:height="0.75cm" svg:x="2.321cm" svg:y="6.325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2.358cm" svg:height="0.75cm" svg:x="2.321cm" svg:y="7.075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3.142cm" svg:height="0.75cm" svg:x="1.929cm" svg:y="3.9cm">
          <text:p text:style-name="P10"><text:span text:style-name="T4">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9" draw:layer="layout" svg:width="2.358cm" svg:height="0.75cm" svg:x="2.321cm" svg:y="4.825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frame draw:style-name="gr29" draw:text-style-name="P14" draw:layer="layout" svg:width="6cm" svg:height="1.673cm" svg:x="0.5cm" svg:y="0.75cm">
          <draw:text-box>
            <text:p text:style-name="P6"><text:span text:style-name="T6">Local Learning</text:span></text:p>
          </draw:text-box>
        </draw:frame>
        <draw:frame draw:style-name="gr29" draw:text-style-name="P14" draw:layer="layout" svg:width="6cm" svg:height="1.673cm" svg:x="20.15cm" svg:y="0.8cm">
          <draw:text-box>
            <text:p text:style-name="P6"><text:span text:style-name="T6">Swarm Learning</text:span></text:p>
          </draw:text-box>
        </draw:frame>
        <draw:frame draw:style-name="gr30" draw:text-style-name="P14" draw:layer="layout" svg:width="7.949cm" svg:height="1.825cm" svg:x="8.301cm" svg:y="0.7cm">
          <draw:text-box>
            <text:p text:style-name="P6"><text:span text:style-name="T6">Federated Learning</text:span></text:p>
          </draw:text-box>
        </draw:frame>
        <draw:line draw:style-name="gr31" draw:text-style-name="P13" draw:layer="layout" svg:x1="6.75cm" svg:y1="-1cm" svg:x2="6.75cm" svg:y2="11.5cm">
          <text:p/>
        </draw:line>
        <draw:line draw:style-name="gr31" draw:text-style-name="P13" draw:layer="layout" svg:x1="17.85cm" svg:y1="-1cm" svg:x2="17.85cm" svg:y2="11.5cm">
          <text:p/>
        </draw:line>
        <draw:custom-shape draw:style-name="gr32" draw:text-style-name="P11" xml:id="id10" draw:id="id10" draw:layer="layout" svg:width="2.101cm" svg:height="0.643cm" svg:x="18.799cm" svg:y="3.057cm">
          <text:p text:style-name="P10"><text:span text:style-name="T4">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9" draw:layer="layout" svg:width="1.354cm" svg:height="0.663cm" svg:x="19.246cm" svg:y="8.587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14" draw:id="id14" draw:layer="layout" svg:width="2.251cm" svg:height="0.643cm" svg:x="18.799cm" svg:y="7.857cm">
          <text:p text:style-name="P10"><text:span text:style-name="T4">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9" draw:layer="layout" svg:width="1.354cm" svg:height="0.663cm" svg:x="24.346cm" svg:y="3.587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34" draw:text-style-name="P11" xml:id="id12" draw:id="id12" draw:layer="layout" svg:width="2.151cm" svg:height="0.643cm" svg:x="23.999cm" svg:y="2.857cm">
          <text:p text:style-name="P10"><text:span text:style-name="T4">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3" draw:text-style-name="P9" draw:layer="layout" svg:width="1.354cm" svg:height="0.663cm" svg:x="25.246cm" svg:y="8.387cm">
          <text:p text:style-name="P8"><text:span text:style-name="T3">Data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xml:id="id13" draw:id="id13" draw:layer="layout" svg:width="2.251cm" svg:height="0.643cm" svg:x="24.799cm" svg:y="7.657cm">
          <text:p text:style-name="P10"><text:span text:style-name="T4">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5" draw:text-style-name="P11" xml:id="id11" draw:id="id11" draw:layer="layout" svg:width="2.251cm" svg:height="1cm" svg:x="19.5cm" svg:y="5.5cm">
          <text:p text:style-name="P10"><text:span text:style-name="T4">Global Model</text:span></text:p>
          <draw:enhanced-geometry svg:viewBox="0 0 21600 21600" draw:glue-points="?f6 0 10800 ?f8 ?f11 10800 ?f9 21600 10800 ?f10 ?f5 10800" draw:text-areas="?f3 ?f3 ?f4 ?f4" draw:type="parallelogram" draw:modifiers="2366.4134346261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6" draw:text-style-name="P13" draw:layer="layout" draw:type="line" svg:x1="20.785cm" svg:y1="3.379cm" svg:x2="20.626cm" svg:y2="5.5cm" draw:start-shape="id10" draw:start-glue-point="6" draw:end-shape="id11" draw:end-glue-point="5" svg:d="M20785 3379l-159 2121" svg:viewBox="0 0 160 2122">
          <text:p/>
        </draw:connector>
        <draw:connector draw:style-name="gr37" draw:text-style-name="P13" draw:layer="layout" draw:type="line" svg:x1="24.116cm" svg:y1="3.179cm" svg:x2="21.751cm" svg:y2="6cm" draw:start-shape="id12" draw:start-glue-point="9" draw:end-shape="id11" svg:d="M24116 3179l-2365 2821" svg:viewBox="0 0 2366 2822">
          <text:p/>
        </draw:connector>
        <draw:connector draw:style-name="gr38" draw:text-style-name="P13" draw:layer="layout" draw:type="line" svg:x1="24.922cm" svg:y1="7.979cm" svg:x2="21.628cm" svg:y2="6cm" draw:start-shape="id13" draw:start-glue-point="9" draw:end-shape="id11" draw:end-glue-point="6" svg:d="M24922 7979l-3294-1979" svg:viewBox="0 0 3295 1980">
          <text:p/>
        </draw:connector>
        <draw:connector draw:style-name="gr39" draw:text-style-name="P13" draw:layer="layout" draw:type="line" svg:x1="20.927cm" svg:y1="8.179cm" svg:x2="20.625cm" svg:y2="6.5cm" draw:start-shape="id14" draw:start-glue-point="6" draw:end-shape="id11" svg:d="M20927 8179l-302-1679" svg:viewBox="0 0 303 168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9T14:04:35.665626869</meta:creation-date>
    <dc:date>2023-04-09T17:19:56.835355487</dc:date>
    <meta:editing-duration>PT35M36S</meta:editing-duration>
    <meta:editing-cycles>19</meta:editing-cycles>
    <meta:generator>LibreOffice/7.3.7.2$Linux_X86_64 LibreOffice_project/30$Build-2</meta:generator>
    <meta:document-statistic meta:object-count="75"/>
  </office:meta>
</office:document-meta>
</file>